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2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272cm" fo:min-width="1.971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="Arrowheads_20_4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3.736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593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8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5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6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419cm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942cm" fo:min-width="2.65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draw:marker-start="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2.474cm"/>
    </style:style>
    <style:style style:name="gr21" style:family="graphic" style:parent-style-name="standard">
      <style:graphic-properties draw:stroke="solid" draw:stroke-dash="Dashed_20__28_var_29__20_4" svg:stroke-width="0.05cm" svg:stroke-color="#000000" draw:marker-start-width="0.35cm" draw:marker-end-width="0.35cm" draw:stroke-linejoin="round" svg:stroke-linecap="round" draw:fill="solid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/>
    </style:style>
    <style:style style:name="P4" style:family="paragraph">
      <style:text-properties style:font-name="Arial" fo:font-size="14pt" style:font-size-asian="14pt" style:font-size-complex="14pt"/>
    </style:style>
    <style:style style:name="P5" style:family="paragraph">
      <style:text-properties style:font-name="Courier New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style:font-name="Arial" fo:font-size="14pt" style:font-size-asian="14pt" style:font-size-complex="14pt"/>
    </style:style>
    <style:style style:name="P8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font-name="Arial" fo:font-size="14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Courier New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cm" svg:y1="2.7cm" svg:x2="6.3cm" svg:y2="2.7cm">
          <text:p/>
        </draw:line>
        <draw:frame draw:style-name="gr2" draw:text-style-name="P2" draw:layer="layout" svg:width="2.013cm" svg:height="0.679cm" svg:x="4.1cm" svg:y="1.746cm">
          <draw:text-box>
            <text:p><text:span text:style-name="T1">AsciiDoc</text:span></text:p>
          </draw:text-box>
        </draw:frame>
        <draw:line draw:style-name="gr1" draw:text-style-name="P1" draw:layer="layout" svg:x1="7.9cm" svg:y1="4.4cm" svg:x2="7.9cm" svg:y2="5.6cm">
          <text:p/>
        </draw:line>
        <draw:frame draw:style-name="gr3" draw:text-style-name="P2" draw:layer="layout" svg:width="1.256cm" svg:height="0.679cm" svg:x="6.6cm" svg:y="4.221cm">
          <draw:text-box>
            <text:p text:style-name="P3"><text:span text:style-name="T1">AST</text:span></text:p>
          </draw:text-box>
        </draw:frame>
        <draw:frame draw:style-name="gr4" draw:text-style-name="P4" draw:layer="layout" svg:width="3.796cm" svg:height="0.798cm" svg:x="0.404cm" svg:y="0.602cm">
          <draw:text-box>
            <text:p><text:span text:style-name="T2">reference input</text:span></text:p>
          </draw:text-box>
        </draw:frame>
        <draw:line draw:style-name="gr1" draw:text-style-name="P1" draw:layer="layout" svg:x1="10.476cm" svg:y1="2.726cm" svg:x2="12.476cm" svg:y2="2.726cm">
          <text:p/>
        </draw:line>
        <draw:frame draw:style-name="gr5" draw:text-style-name="P2" draw:layer="layout" svg:width="1.556cm" svg:height="0.679cm" svg:x="10.498cm" svg:y="1.772cm">
          <draw:text-box>
            <text:p><text:span text:style-name="T1">HTML</text:span></text:p>
          </draw:text-box>
        </draw:frame>
        <draw:frame draw:style-name="gr6" draw:text-style-name="P5" draw:layer="layout" svg:width="2.5cm" svg:height="1.3cm" svg:x="1.2cm" svg:y="2.155cm">
          <draw:text-box>
            <text:p><text:span text:style-name="T3">* Linux</text:span></text:p>
            <text:p><text:span text:style-name="T3">* FreeBSD</text:span></text:p>
          </draw:text-box>
        </draw:frame>
        <draw:g>
          <draw:custom-shape draw:style-name="gr7" draw:text-style-name="P1" draw:layer="layout" svg:width="2.52cm" svg:height="3.2cm" svg:x="1.001cm" svg:y="5.201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2.52cm" svg:height="3.2cm" svg:x="1.09cm" svg:y="5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2.52cm" svg:height="3.2cm" svg:x="1.18cm" svg:y="4.8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8" draw:text-style-name="P1" draw:layer="layout" svg:x1="1.45cm" svg:y1="5.2cm" svg:x2="3.43cm" svg:y2="5.2cm">
            <text:p/>
          </draw:line>
          <draw:line draw:style-name="gr8" draw:text-style-name="P1" draw:layer="layout" svg:x1="1.45cm" svg:y1="5.5cm" svg:x2="3.43cm" svg:y2="5.5cm">
            <text:p/>
          </draw:line>
          <draw:line draw:style-name="gr8" draw:text-style-name="P1" draw:layer="layout" svg:x1="1.45cm" svg:y1="6.1cm" svg:x2="3.43cm" svg:y2="6.1cm">
            <text:p/>
          </draw:line>
          <draw:line draw:style-name="gr8" draw:text-style-name="P1" draw:layer="layout" svg:x1="1.45cm" svg:y1="6.4cm" svg:x2="3.43cm" svg:y2="6.4cm">
            <text:p/>
          </draw:line>
          <draw:line draw:style-name="gr8" draw:text-style-name="P1" draw:layer="layout" svg:x1="1.45cm" svg:y1="7cm" svg:x2="3.43cm" svg:y2="7cm">
            <text:p/>
          </draw:line>
          <draw:line draw:style-name="gr8" draw:text-style-name="P1" draw:layer="layout" svg:x1="1.45cm" svg:y1="7.3cm" svg:x2="2.44cm" svg:y2="7.3cm">
            <text:p/>
          </draw:line>
        </draw:g>
        <draw:g>
          <draw:custom-shape draw:style-name="gr7" draw:text-style-name="P1" draw:layer="layout" svg:width="2.52cm" svg:height="3.2cm" svg:x="13.6cm" svg:y="5.301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2.52cm" svg:height="3.2cm" svg:x="13.689cm" svg:y="5.1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2.52cm" svg:height="3.2cm" svg:x="13.779cm" svg:y="4.9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8" draw:text-style-name="P1" draw:layer="layout" svg:x1="14.049cm" svg:y1="5.3cm" svg:x2="16.029cm" svg:y2="5.3cm">
            <text:p/>
          </draw:line>
          <draw:line draw:style-name="gr8" draw:text-style-name="P1" draw:layer="layout" svg:x1="14.049cm" svg:y1="5.6cm" svg:x2="16.029cm" svg:y2="5.6cm">
            <text:p/>
          </draw:line>
          <draw:line draw:style-name="gr8" draw:text-style-name="P1" draw:layer="layout" svg:x1="14.049cm" svg:y1="6.2cm" svg:x2="16.029cm" svg:y2="6.2cm">
            <text:p/>
          </draw:line>
          <draw:line draw:style-name="gr8" draw:text-style-name="P1" draw:layer="layout" svg:x1="14.049cm" svg:y1="6.5cm" svg:x2="16.029cm" svg:y2="6.5cm">
            <text:p/>
          </draw:line>
          <draw:line draw:style-name="gr8" draw:text-style-name="P1" draw:layer="layout" svg:x1="14.049cm" svg:y1="7.1cm" svg:x2="16.029cm" svg:y2="7.1cm">
            <text:p/>
          </draw:line>
          <draw:line draw:style-name="gr8" draw:text-style-name="P1" draw:layer="layout" svg:x1="14.049cm" svg:y1="7.4cm" svg:x2="15.039cm" svg:y2="7.4cm">
            <text:p/>
          </draw:line>
        </draw:g>
        <draw:line draw:style-name="gr9" draw:text-style-name="P1" draw:layer="layout" svg:x1="14.949cm" svg:y1="5.444cm" svg:x2="14.949cm" svg:y2="3.7cm">
          <text:p/>
        </draw:line>
        <draw:line draw:style-name="gr9" draw:text-style-name="P1" draw:layer="layout" svg:x1="2.35cm" svg:y1="5.369cm" svg:x2="2.35cm" svg:y2="3.6cm">
          <text:p/>
        </draw:line>
        <draw:frame draw:style-name="gr10" draw:text-style-name="P7" draw:layer="layout" svg:width="4.236cm" svg:height="1.345cm" svg:x="12.864cm" svg:y="0.1cm">
          <draw:text-box>
            <text:p text:style-name="P6"><text:span text:style-name="T2">output</text:span></text:p>
            <text:p text:style-name="P6"><text:span text:style-name="T2">actual / expected</text:span></text:p>
          </draw:text-box>
        </draw:frame>
        <draw:g>
          <draw:line draw:style-name="gr8" draw:text-style-name="P1" draw:layer="layout" svg:x1="15.5cm" svg:y1="2cm" svg:x2="12.812cm" svg:y2="3.8cm">
            <text:p/>
          </draw:line>
          <draw:path draw:style-name="gr11" draw:text-style-name="P8" draw:layer="layout" svg:width="1.587cm" svg:height="1.416cm" svg:x="13.146cm" svg:y="1.994cm" svg:viewBox="0 0 1588 1417" svg:d="M73 123l115 63c6 4 9 6 11 9 2 2 3 6 3 10 0 5-2 9-5 12-4 4-8 6-13 6-3 0-7-2-14-5l-170-95 170-95c7-3 11-5 14-5 5 0 9 2 13 5 3 4 5 8 5 13 0 4-1 7-3 10-2 2-5 5-11 8zM396 67v121c8 0 13 2 17 5 4 4 5 8 5 13s-1 9-5 13c-4 3-10 5-18 5h-34v-9c-10 5-20 8-29 11-9 2-18 3-26 3-12 0-22-2-30-7-9-5-15-12-20-20-4-7-6-14-6-24v-76h-6c-8 0-14-1-18-5-4-3-5-7-5-12 0-6 1-10 5-13s10-5 18-5h42v105c0 8 1 13 5 17 4 3 9 5 17 5 7 0 14-1 23-4 8-3 18-8 30-16v-72h-13c-8 0-14-1-18-5-3-3-5-7-5-12 0-6 2-10 5-13 4-3 10-5 18-5zM551 0v188h42c9 0 15 2 19 5 3 3 5 8 5 13s-2 9-5 13c-4 3-10 5-19 5h-120c-8 0-14-2-18-5-3-4-5-8-5-13s2-10 5-13c4-3 10-5 18-5h43v-153h-29c-8 0-14-1-18-5-3-3-5-7-5-12 0-6 1-10 5-13s10-5 18-5zM783 123l-115-64c-5-3-9-6-11-8-2-3-3-6-3-10 0-5 2-9 5-13 4-3 8-5 13-5 3 0 7 2 14 5l170 95-170 95c-7 3-11 5-14 5-5 0-9-2-13-5-3-4-5-8-5-13 0-4 1-8 3-10 2-3 6-5 11-9zM285 521l115 63c6 4 9 6 11 9 2 2 3 6 3 10 0 5-2 9-5 12-4 4-8 6-13 6-3 0-7-2-14-5l-170-95 170-95c7-3 11-5 14-5 5 0 9 2 13 5 3 4 5 8 5 13 0 4-1 7-3 10-2 2-5 5-11 8zM552 398v188h42c9 0 15 2 19 5 3 3 5 8 5 13s-2 9-5 13c-4 3-10 5-19 5h-120c-8 0-14-2-18-5-3-4-5-8-5-13s2-10 5-13c4-3 10-5 18-5h43v-153h-29c-8 0-14-1-18-5-3-3-5-7-5-12 0-6 1-10 5-13s10-5 18-5zM759 398v37h-42v-37zM764 465v121h42c9 0 15 2 18 5 4 3 6 8 6 13s-2 9-6 13c-3 3-9 5-18 5h-120c-8 0-14-2-18-5-4-4-5-8-5-13s1-10 5-13 10-5 18-5h43v-86h-29c-8 0-14-1-18-5-4-3-5-7-5-12 0-6 1-10 5-13s10-5 18-5zM996 521l-115-64c-5-3-9-6-11-8-2-3-3-6-3-10 0-5 2-9 5-13 4-3 8-5 13-5 3 0 7 2 14 5l170 95-170 95c-7 3-11 5-14 5-5 0-9-2-13-5-3-4-5-8-5-13 0-4 1-8 3-10 2-3 6-5 11-9zM1156 448v138h76v-33c0-9 1-15 5-18 3-4 7-6 13-6 5 0 9 2 12 6 4 3 5 9 5 18v69h-167c-9 0-15-2-18-5-4-4-6-8-6-13s2-10 6-13c3-3 9-5 18-5h20v-138h-20c-9 0-15-2-18-5-4-3-6-7-6-13 0-5 2-9 6-13 3-3 9-5 18-5l76 1c9 0 15 1 19 4 3 4 5 8 5 13 0 6-2 10-5 13-4 3-10 5-19 5zM1395 398v37h-42v-37zM1400 465v121h7l-52 36h-33c-8 0-14-2-18-5-4-4-5-8-5-13s1-10 5-13 10-5 18-5h43v-86h-29c-8 0-14-1-18-5-4-3-5-7-5-12 0-6 1-10 5-13s10-5 18-5zM1559 465v12c6-6 13-10 21-12 3-1 5-2 8-3l-65 45v-7c-7 0-13-1-16-5-4-3-6-7-6-12 0-6 2-10 6-13 3-3 10-5 18-5zM285 919l115 63c6 4 9 6 11 9 2 2 3 6 3 10 0 5-2 9-5 12-4 4-8 6-13 6-3 0-7-2-14-5l-170-95 170-95c7-3 11-5 14-5 5 0 9 2 13 5 3 4 5 8 5 13 0 4-1 7-3 10-2 2-5 5-11 8zM551 796v188h42c9 0 15 2 19 5 3 3 5 8 5 13s-2 9-5 13c-4 3-10 5-19 5h-120c-8 0-14-2-18-5-3-4-5-8-5-13s2-10 5-13c4-3 10-5 18-5h43v-153h-29c-8 0-14-1-18-5-3-3-5-7-5-12 0-6 1-10 5-13s10-5 18-5zM758 796v37h-42v-37zM763 863v121h42c7 0 12 1 16 3l-48 33h-88c-8 0-14-2-18-5-4-4-5-8-5-13s1-10 5-13 10-5 18-5h43v-86h-29c-8 0-14-1-18-5-4-3-5-7-5-12 0-6 1-10 5-13s10-5 18-5zM880 855c-5-3-9-6-11-8-2-3-3-6-3-10 0-5 2-9 5-13 4-3 8-5 13-5 3 0 7 2 14 5l89 50-33 22zM73 1317l115 63c6 4 9 6 11 9 2 2 3 6 3 10 0 5-2 9-5 12-4 4-8 6-13 6-3 0-7-2-14-5l-170-95 170-95c7-3 11-5 14-5 5 0 9 2 13 5 3 4 5 8 5 13 0 4-1 7-3 10-2 2-5 5-11 8zM394 1199l-54 117-57 39 79-171c3-6 6-10 8-12 3-2 7-4 11-4 5 0 9 2 12 5 4 4 5 8 5 12 0 3-1 8-4 14z">
            <text:p/>
          </draw:path>
          <draw:path draw:style-name="gr11" draw:text-style-name="P8" draw:layer="layout" svg:width="3.367cm" svg:height="1.085cm" svg:x="13.19cm" svg:y="2.566cm" svg:viewBox="0 0 3368 1086" svg:d="M94 946l-58 124c-3 6-5 10-7 12-3 3-7 4-11 4-5 0-9-2-13-5-3-4-5-8-5-12 0-3 1-8 4-14l33-70zM577 616c1 0 1 0 2 1 3 3 5 7 5 13 0 5-2 9-5 12-4 4-10 5-18 5h-30zM743 502l81 45-171 94c-6 4-11 6-14 6-5 0-9-2-12-6-4-3-6-8-6-13 0-4 1-7 3-9 2-3 6-6 12-9l114-63-40-22zM1165 214h33c8 0 14 2 18 5 3 3 5 7 5 13 0 5-2 9-5 12-4 4-10 5-18 5h-85zM1347 89c4-1 9-1 14-1 20 0 37 7 49 20 10 10 15 23 15 40v66c7 0 13 2 16 5 4 3 6 7 6 13 0 5-2 9-6 12-3 4-10 5-18 5h-32c-8 0-14-1-18-5-4-3-6-7-6-13 0-5 2-9 6-12 3-3 9-5 16-5v-67c0-8-2-13-6-17-5-4-13-7-24-7-8 0-15 2-22 5-6 3-14 10-23 20v66c9 0 15 1 18 2 5 4 8 9 8 16 0 5-2 9-5 12-4 4-10 5-19 5h-40c-8 0-14-1-18-5-4-3-5-7-5-13s2-11 8-15c3-1 9-2 18-2v-78zM1637 93v121c7 0 13 2 16 5 4 3 6 7 6 13 0 5-2 9-6 12-3 4-9 5-18 5h-33v-8c-11 5-20 8-29 10-10 3-18 4-27 4-11 0-21-3-30-7-8-5-15-12-20-21-4-6-5-14-5-23v-76h-6c-9 0-15-2-19-5-3-3-5-7-5-13 0-5 2-9 5-12 4-4 10-5 19-5h41v105c0 7 2 13 5 16 4 4 10 6 17 6s15-2 23-5c8-2 18-8 31-15v-72h-13c-9 0-15-2-18-5-4-3-6-7-6-13 0-5 2-9 6-12 3-4 9-5 18-5zM1800 168l54 46c6 0 11 2 14 5 4 4 5 8 5 13s-2 9-5 12c-4 4-10 5-18 5h-41c-8 0-14-1-18-5-3-3-5-7-5-13 0-4 1-7 4-11 2-3 6-5 10-6l-26-23-27 23c5 1 9 3 12 6 2 3 3 7 3 11 0 6-2 10-5 13-4 4-10 5-18 5h-40c-9 0-15-1-18-5-4-3-6-7-6-13 0-4 2-8 5-12 3-3 8-5 15-5l52-46-46-40c-6 0-11-2-14-6-3-3-5-7-5-12s2-9 5-12c4-4 10-5 19-5h33c8 0 14 1 18 5 4 3 5 7 5 12 0 7-3 12-9 17l21 17 21-18c-6-4-9-9-9-15s1-10 5-13c4-4 10-5 18-5h33c8 0 15 1 18 5 4 3 6 7 6 12s-2 9-5 12c-3 4-8 6-14 6zM1949 149l114 63c6 3 10 6 12 9 2 2 3 5 3 9 0 5-2 9-6 13-3 4-7 6-12 6-3 0-8-2-14-6l-171-94 171-95c6-4 11-5 14-5 4 0 9 2 12 5 4 4 6 8 6 13 0 4-1 7-3 10-2 2-6 5-12 8zM2271 30l-114 244c-3 6-5 10-7 12-3 3-7 4-11 4-5 0-9-2-13-5-3-4-5-8-5-12 0-3 1-8 4-14l114-243c3-7 5-11 7-12 3-3 7-4 11-4 5 0 9 2 13 5 3 3 5 7 5 12 0 3-2 7-4 13zM2427 26v188h43c8 0 14 2 18 5s5 7 5 13c0 5-1 9-5 12-4 4-10 5-18 5h-120c-9 0-15-1-18-5-4-3-6-7-6-13 0-5 2-9 6-12 3-3 9-5 18-5h42v-153h-28c-9 0-15-2-18-5-4-3-6-7-6-13 0-5 2-9 5-12 4-4 10-5 19-5zM2634 26v37h-42v-37zM2639 93v121h43c8 0 14 2 18 5 3 3 5 7 5 13 0 5-2 9-5 12-4 4-10 5-18 5h-120c-9 0-15-1-19-5-3-3-5-7-5-13 0-5 2-9 5-12 4-3 10-5 19-5h42v-86h-28c-9 0-15-2-19-5-3-3-5-7-5-13 0-5 2-9 5-12 4-4 10-5 19-5zM2871 149l-114-64c-6-3-10-6-12-8-2-3-3-6-3-10 0-5 2-9 6-13 3-3 7-5 12-5 3 0 8 1 14 5l171 95-171 94c-6 4-11 6-14 6-5 0-9-2-12-6-4-3-6-8-6-13 0-4 1-7 3-9 2-3 6-6 12-9zM901 560v52h36c8 0 14 2 18 5s5 7 5 13c0 5-1 9-5 12-4 4-10 5-18 5h-77c-9 0-15-1-18-5-4-3-6-7-6-13 0-5 2-9 6-12 3-3 9-5 18-5h5v-138h-5c-9 0-15-2-18-5-4-4-6-8-6-13s2-10 6-13c3-3 9-5 18-5h166v54c0 9-2 15-5 18-3 4-7 6-13 6-5 0-9-2-12-6-4-3-5-9-5-18v-18h-90v51h31c0-9 0-15 2-18 4-6 9-8 15-8s10 1 13 5 5 10 5 18v41c0 8-2 15-5 18-3 4-8 6-13 6-6 0-11-3-15-9-2-3-2-8-2-18zM1129 491v22c15-11 27-18 36-22 8-3 16-5 24-5 11 0 22 4 33 13 7 6 11 11 11 17 0 5-2 10-5 13-4 4-8 6-13 6-4 0-9-3-14-7-4-4-9-7-13-7-5 0-12 4-22 10s-22 15-37 28v53h51c8 0 14 2 18 5s5 7 5 13c0 5-1 9-5 12-4 4-10 5-18 5h-107c-8 0-14-1-18-5-4-3-6-7-6-13 0-5 2-9 6-12s10-5 18-5h21v-86h-13c-8 0-14-2-18-5-3-3-5-7-5-13 0-5 2-9 5-12 4-4 10-5 18-5zM1437 587h-144c3 9 10 17 19 22 9 6 22 9 38 9 13 0 31-3 52-9 9-2 15-3 19-3 5 0 9 1 12 5 3 3 5 7 5 12s-2 9-6 12c-4 4-15 8-33 12s-35 6-52 6c-28 0-50-8-67-24s-26-36-26-59c0-25 9-45 28-61 18-15 39-23 63-23 14 0 28 3 40 8s21 10 26 16c9 9 16 19 21 32 4 8 5 18 5 30zM1398 552c-5-11-12-18-21-23s-19-8-31-8-22 3-31 8-16 12-21 23zM1649 587h-144c3 9 10 17 19 22 9 6 22 9 38 9 13 0 31-3 52-9 9-2 15-3 19-3 5 0 9 1 12 5 3 3 5 7 5 12s-2 9-6 12c-4 4-15 8-33 12s-35 6-52 6c-28 0-50-8-67-24s-26-36-26-59c0-25 9-45 28-61 18-15 39-23 63-23 14 0 28 3 40 8s21 10 26 16c9 9 16 19 21 32 4 8 5 18 5 30zM1610 552c-5-11-12-18-21-23s-19-8-31-8-22 3-31 8-16 12-21 23zM1701 612v-138h-6c-8 0-14-2-18-5-4-4-5-8-5-13s1-10 5-13 10-5 18-5h89c21 0 38 6 51 18s19 26 19 42c0 7-1 15-4 22-3 6-8 13-14 18 11 7 19 15 25 24s8 19 8 30c0 9-2 17-6 25-3 6-6 10-11 14-6 5-13 9-21 12-9 3-19 4-32 4h-104c-8 0-14-1-18-5-4-3-5-7-5-13 0-5 1-9 5-12s10-5 18-5zM1736 525h39c14 0 25-3 34-10 7-5 10-11 10-18 0-6-3-12-9-16-6-5-15-7-28-7h-46zM1736 612h61c14 0 24-2 30-6 5-4 7-8 7-14 0-7-4-14-13-21s-22-11-38-11h-47zM1933 638c-3 4-5 6-7 7s-5 2-7 2c-6 0-10-2-13-6-4-3-5-9-5-18v-23c0-9 1-15 5-19 3-3 7-5 13-5 4 0 7 1 10 3 3 3 5 6 7 11 1 5 3 9 4 11 4 3 9 7 18 11 8 3 18 5 28 5 16 0 29-4 39-11 6-4 9-10 9-17 0-4-1-8-4-12s-8-7-15-9c-5-2-15-4-31-7-20-4-34-8-44-13s-18-13-24-22c-5-9-8-19-8-30 0-16 7-31 21-44s33-19 55-19c9 0 18 1 25 3 8 2 15 5 22 9 4-4 9-6 13-6 6 0 10 1 13 5s5 10 5 18v26c0 9-2 15-5 19-3 3-7 5-13 5-4 0-8-1-11-4-3-2-4-6-6-12-1-5-3-10-5-12-3-5-8-8-15-11-6-3-14-5-23-5-12 0-22 3-30 9-7 6-11 12-11 19 0 4 2 8 5 12s7 8 13 10c4 2 15 4 33 8 18 3 32 7 42 11 9 5 17 11 24 20 6 10 10 20 10 33 0 17-7 31-19 42-16 14-37 20-62 20-10 0-20-1-29-3s-18-6-27-11zM2118 612v-138c-8 0-13-2-17-5-3-4-5-8-5-13s2-10 5-13c4-3 10-5 18-5h74c12 0 23 2 34 7 11 4 20 9 27 16 5 5 10 12 15 20 6 9 10 17 13 26 2 8 4 19 4 31v17c0 15-3 28-8 40-5 11-11 21-20 28-8 7-16 13-23 16-11 6-26 8-45 8h-71c-8 0-14-1-18-5-3-3-5-7-5-13 0-5 2-9 5-12 4-4 9-5 17-5zM2153 612h38c14 0 24-2 31-6 10-5 17-12 21-20 5-8 7-19 7-32v-17c0-11-2-21-6-29-7-13-14-22-22-27-9-5-19-7-32-7h-37zM2372 547l114 63c6 3 10 6 12 9 2 2 3 5 3 9 0 5-2 9-6 13-3 4-7 6-12 6-3 0-8-2-14-6l-171-94 171-95c6-4 11-5 14-5 4 0 9 2 12 5 4 4 6 8 6 13 0 4-1 7-3 10-2 2-6 5-12 8zM2694 428l-114 244c-3 6-5 10-7 12-3 3-7 4-11 4-5 0-9-2-13-5-3-4-5-8-5-12 0-3 1-8 4-14l114-243c3-7 5-11 7-12 3-3 7-4 11-4 5 0 9 2 13 5 3 3 5 7 5 12 0 3-2 7-4 13zM2850 424v188h43c8 0 14 2 18 5s5 7 5 13c0 5-1 9-5 12-4 4-10 5-18 5h-120c-9 0-15-1-18-5-4-3-6-7-6-13 0-5 2-9 6-12 3-3 9-5 18-5h42v-153h-28c-9 0-15-2-18-5-4-3-6-7-6-13 0-5 2-9 5-12 4-4 10-5 19-5zM3057 424v37h-42v-37zM3062 491v121h43c8 0 14 2 18 5 3 3 5 7 5 13 0 5-2 9-5 12-4 4-10 5-18 5h-120c-9 0-15-1-19-5-3-3-5-7-5-13 0-5 2-9 5-12 4-3 10-5 19-5h42v-86h-28c-9 0-15-2-19-5-3-3-5-7-5-13 0-5 2-9 5-12 4-4 10-5 19-5zM3294 547l-114-64c-6-3-10-6-12-8-2-3-3-6-3-10 0-5 2-9 6-13 3-3 7-5 12-5 3 0 8 1 14 5l171 95-171 94c-6 4-11 6-14 6-5 0-9-2-12-6-4-3-6-8-6-13 0-4 1-7 3-9 2-3 6-6 12-9zM364 889v121c7 0 13 2 16 5 4 3 6 7 6 13 0 5-2 9-6 12-3 4-9 5-18 5h-33v-8c-11 5-20 8-29 10-10 3-18 4-27 4-11 0-21-3-30-7-8-5-15-12-20-21-4-6-5-14-5-23v-76h-6c-9 0-15-2-19-5-3-3-5-7-5-13 0-5 2-9 5-12 4-4 10-5 19-5h41v105c0 7 2 13 5 16 4 4 10 6 17 6s15-2 23-5c8-2 18-8 31-15v-72h-13c-9 0-15-2-18-5-4-3-6-7-6-13 0-5 2-9 6-12 3-4 9-5 18-5zM518 822v188h43c8 0 14 2 18 5s5 7 5 13c0 5-1 9-5 12-4 4-10 5-18 5h-120c-9 0-15-1-18-5-4-3-6-7-6-13 0-5 2-9 6-12 3-3 9-5 18-5h42v-153h-28c-9 0-15-2-18-5-4-3-6-7-6-13 0-5 2-9 5-12 4-4 10-5 19-5zM750 945l-114-64c-6-3-10-6-12-8-2-3-3-6-3-10 0-5 2-9 6-13 3-3 7-5 12-5 3 0 8 1 14 5l171 95-171 94c-6 4-11 6-14 6-5 0-9-2-12-6-4-3-6-8-6-13 0-4 1-7 3-9 2-3 6-6 12-9z">
            <text:p/>
          </draw:path>
        </draw:g>
        <draw:frame draw:style-name="gr12" draw:text-style-name="P2" draw:layer="layout" svg:width="1.45cm" svg:height="0.679cm" svg:x="2.665cm" svg:y="7.9cm">
          <draw:text-box>
            <text:p><text:span text:style-name="T1">.adoc</text:span></text:p>
          </draw:text-box>
        </draw:frame>
        <draw:frame draw:style-name="gr13" draw:text-style-name="P2" draw:layer="layout" svg:width="1.344cm" svg:height="0.679cm" svg:x="15.366cm" svg:y="7.901cm">
          <draw:text-box>
            <text:p><text:span text:style-name="T1">.html</text:span></text:p>
          </draw:text-box>
        </draw:frame>
        <draw:frame draw:style-name="gr14" draw:text-style-name="P2" draw:layer="layout" svg:width="1.014cm" svg:height="0.679cm" svg:x="15.4cm" svg:y="1.7cm">
          <draw:text-box>
            <text:p><text:span text:style-name="T1">diff</text:span></text:p>
          </draw:text-box>
        </draw:frame>
        <draw:frame draw:style-name="gr15" draw:text-style-name="P4" draw:layer="layout" svg:width="3.825cm" svg:height="0.798cm" svg:x="0.46cm" svg:y="8.846cm">
          <draw:text-box>
            <text:p><text:span text:style-name="T2">input examples</text:span></text:p>
          </draw:text-box>
        </draw:frame>
        <draw:frame draw:style-name="gr16" draw:text-style-name="P9" draw:layer="layout" svg:width="4.126cm" svg:height="0.798cm" svg:x="12.861cm" svg:y="8.846cm">
          <draw:text-box>
            <text:p text:style-name="P1"><text:span text:style-name="T2">output examples</text:span></text:p>
          </draw:text-box>
        </draw:frame>
        <draw:frame draw:style-name="gr17" draw:text-style-name="P7" draw:layer="layout" svg:width="2.919cm" svg:height="0.798cm" svg:x="7cm" svg:y="0.1cm">
          <draw:text-box>
            <text:p text:style-name="P6"><text:span text:style-name="T2">Asciidoctor</text:span></text:p>
          </draw:text-box>
        </draw:frame>
        <draw:custom-shape draw:style-name="gr18" draw:text-style-name="P10" draw:layer="layout" svg:width="3.2cm" svg:height="2.242cm" draw:transform="skewX (0.225322006432468) translate (7.1cm 6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9cm" svg:y1="5.575cm" svg:x2="9cm" svg:y2="4.375cm">
          <text:p/>
        </draw:line>
        <draw:frame draw:style-name="gr5" draw:text-style-name="P2" draw:layer="layout" svg:width="1.556cm" svg:height="0.679cm" svg:x="9.144cm" svg:y="4.221cm">
          <draw:text-box>
            <text:p><text:span text:style-name="T1">HTML</text:span></text:p>
          </draw:text-box>
        </draw:frame>
        <draw:frame draw:style-name="gr20" draw:text-style-name="P7" draw:layer="layout" svg:width="2.974cm" svg:height="1.345cm" svg:x="6.9cm" svg:y="6.4cm">
          <draw:text-box>
            <text:p text:style-name="P6"><text:span text:style-name="T2">backend</text:span></text:p>
            <text:p text:style-name="P6"><text:span text:style-name="T2">(templates)</text:span></text:p>
          </draw:text-box>
        </draw:frame>
        <draw:path draw:style-name="gr21" draw:text-style-name="P1" draw:layer="layout" svg:width="2.549cm" svg:height="2.55cm" svg:x="7.175cm" svg:y="1.474cm" svg:viewBox="0 0 2550 2551" svg:d="M1502 744c-69-28-146-44-227-44s-158 16-227 44-131 70-183 121c-51 52-93 114-121 183s-44 146-44 227 16 158 44 227 70 131 121 183c52 51 114 93 183 121s146 44 227 44 158-16 227-44 131-70 183-121c51-52 93-114 121-183s44-146 44-227-16-158-44-227-70-131-121-183c-52-51-114-93-183-121zM2529 1424l-213 33c-11 63-27 123-49 182l169 134-16 20 22 12-125 216-22-13-9 23-200-78c-41 48-85 93-134 133l79 201-23 9 12 22-215 124-13-22-19 16-134-168c-59 21-120 38-183 49l-32 212-25-3v25h-248v-25l-25 3-32-212c-63-11-124-28-183-49l-134 168-19-16-13 22-215-124 13-22-24-9 79-201c-48-40-93-85-134-133l-200 78-9-23-22 13-124-216 21-12-15-20 168-134c-21-58-38-119-49-182l-213-33 4-24h-25v-249h25l-4-25 214-32c11-63 27-123 48-182l-168-135 15-19-21-13 124-215 22 13 9-24 201 80c40-49 85-93 133-134l-79-201 24-9-13-22 215-124 13 21 19-15 135 169c59-21 119-38 182-49l32-214 25 4v-25h248v25l25-4 32 214c63 11 124 28 182 49l135-169 19 15 13-21 216 124-13 22 23 9-79 201c48 41 93 85 133 134l202-80 9 24 22-13 124 215-22 13 16 19-169 135c21 59 38 119 49 182l213 32-4 25h25v249h-2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ub Jirutka</meta:initial-creator>
    <meta:creation-date>2014-11-20T23:38:00.110029000</meta:creation-date>
    <dc:date>2014-11-21T11:54:07.712413000</dc:date>
    <dc:creator>Jakub Jirutka</dc:creator>
    <meta:editing-duration>PT41M44S</meta:editing-duration>
    <meta:editing-cycles>11</meta:editing-cycles>
    <meta:generator>LibreOffice/4.3.4.1$MacOSX_X86_64 LibreOffice_project/bc356b2f991740509f321d70e4512a6a54c5f243</meta:generator>
    <meta:document-statistic meta:object-count="46"/>
  </office:meta>
</office:document-meta>
</file>